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2409*"/>
    </style:style>
    <style:style style:name="Tabla1.A1" style:family="table-cell">
      <style:table-cell-properties fo:background-color="#fff200" fo:padding="0.097cm" fo:border="none">
        <style:background-image/>
      </style:table-cell-properties>
    </style:style>
    <style:style style:name="Tabla1.A2" style:family="table-cell">
      <style:table-cell-properties fo:background-color="#65c295" fo:padding="0.097cm" fo:border="none">
        <style:background-image/>
      </style:table-cell-properties>
    </style:style>
    <style:style style:name="Tabla1.A3" style:family="table-cell">
      <style:table-cell-properties fo:background-color="#b2b2b2" fo:padding="0.097cm" fo:border="non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099cm" style:rel-column-width="19659*"/>
    </style:style>
    <style:style style:name="Tabla2.B" style:family="table-column">
      <style:table-column-properties style:column-width="5.099cm" style:rel-column-width="19660*"/>
    </style:style>
    <style:style style:name="Tabla2.C" style:family="table-column">
      <style:table-column-properties style:column-width="3.401cm" style:rel-column-width="13107*"/>
    </style:style>
    <style:style style:name="Tabla2.D" style:family="table-column">
      <style:table-column-properties style:column-width="3.401cm" style:rel-column-width="13106*"/>
    </style:style>
    <style:style style:name="Tabla2.A1" style:family="table-cell">
      <style:table-cell-properties fo:background-color="#fff200" fo:padding="0.097cm" fo:border="none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fo:padding="0.097cm" fo:border="none"/>
    </style:style>
    <style:style style:name="Tabla2.D2" style:family="table-cell">
      <style:table-cell-properties fo:padding="0.097cm" fo:border="none"/>
    </style:style>
    <style:style style:name="Tabla2.A3" style:family="table-cell">
      <style:table-cell-properties fo:padding="0.097cm" fo:border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="none"/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="none"/>
    </style:style>
    <style:style style:name="Tabla2.A5" style:family="table-cell">
      <style:table-cell-properties fo:padding="0.097cm" fo:border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="none"/>
    </style:style>
    <style:style style:name="Tabla3" style:family="table">
      <style:table-properties style:width="17.007cm" fo:margin-left="0cm" table:align="left"/>
    </style:style>
    <style:style style:name="Tabla3.A" style:family="table-column">
      <style:table-column-properties style:column-width="2.835cm"/>
    </style:style>
    <style:style style:name="Tabla3.B" style:family="table-column">
      <style:table-column-properties style:column-width="1.159cm"/>
    </style:style>
    <style:style style:name="Tabla3.C" style:family="table-column">
      <style:table-column-properties style:column-width="5.816cm"/>
    </style:style>
    <style:style style:name="Tabla3.D" style:family="table-column">
      <style:table-column-properties style:column-width="1.529cm"/>
    </style:style>
    <style:style style:name="Tabla3.A1" style:family="table-cell">
      <style:table-cell-properties fo:background-color="#fff200" fo:padding="0.097cm" fo:border="none">
        <style:background-image/>
      </style:table-cell-properties>
    </style:style>
    <style:style style:name="Tabla3.A2" style:family="table-cell">
      <style:table-cell-properties fo:background-color="#b2b2b2" fo:padding="0.097cm" fo:border="none">
        <style:background-image/>
      </style:table-cell-properties>
    </style:style>
    <style:style style:name="Tabla3.C2" style:family="table-cell">
      <style:table-cell-properties fo:background-color="#c7a0cb" fo:padding="0.097cm" fo:border="none">
        <style:background-image/>
      </style:table-cell-properties>
    </style:style>
    <style:style style:name="Tabla3.F2" style:family="table-cell">
      <style:table-cell-properties fo:padding="0.097cm" fo:border="none"/>
    </style:style>
    <style:style style:name="Tabla3.D3" style:family="table-cell">
      <style:table-cell-properties fo:background-color="transparent" fo:padding="0.097cm" fo:border="none">
        <style:background-image/>
      </style:table-cell-properties>
    </style:style>
    <style:style style:name="Tabla3.F3" style:family="table-cell">
      <style:table-cell-properties fo:padding="0.097cm" fo:border="none"/>
    </style:style>
    <style:style style:name="Tabla3.F4" style:family="table-cell">
      <style:table-cell-properties fo:padding="0.097cm" fo:border="none"/>
    </style:style>
    <style:style style:name="Tabla3.F5" style:family="table-cell">
      <style:table-cell-properties fo:padding="0.097cm" fo:border="none"/>
    </style:style>
    <style:style style:name="Tabla3.A6" style:family="table-cell">
      <style:table-cell-properties fo:background-color="#72bf44" fo:padding="0.097cm" fo:border="none">
        <style:background-image/>
      </style:table-cell-properties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2.833cm"/>
    </style:style>
    <style:style style:name="Tabla4.C" style:family="table-column">
      <style:table-column-properties style:column-width="2.727cm"/>
    </style:style>
    <style:style style:name="Tabla4.D" style:family="table-column">
      <style:table-column-properties style:column-width="2.94cm"/>
    </style:style>
    <style:style style:name="Tabla4.F" style:family="table-column">
      <style:table-column-properties style:column-width="2.838cm"/>
    </style:style>
    <style:style style:name="Tabla4.A1" style:family="table-cell">
      <style:table-cell-properties fo:background-color="#fff200" fo:padding="0.097cm" fo:border="none">
        <style:background-image/>
      </style:table-cell-properties>
    </style:style>
    <style:style style:name="Tabla4.A2" style:family="table-cell">
      <style:table-cell-properties fo:background-color="#b2b2b2" fo:padding="0.097cm" fo:border="none">
        <style:background-image/>
      </style:table-cell-properties>
    </style:style>
    <style:style style:name="Tabla4.D2" style:family="table-cell">
      <style:table-cell-properties fo:padding="0.097cm" fo:border="none"/>
    </style:style>
    <style:style style:name="Tabla4.E2" style:family="table-cell">
      <style:table-cell-properties fo:background-color="#bce4e5" fo:padding="0.097cm" fo:border="none">
        <style:background-image/>
      </style:table-cell-properties>
    </style:style>
    <style:style style:name="Tabla4.F2" style:family="table-cell">
      <style:table-cell-properties fo:padding="0.097cm" fo:border="none"/>
    </style:style>
    <style:style style:name="Tabla4.D3" style:family="table-cell">
      <style:table-cell-properties fo:padding="0.097cm" fo:border="none"/>
    </style:style>
    <style:style style:name="Tabla4.F3" style:family="table-cell">
      <style:table-cell-properties fo:padding="0.097cm" fo:border="none"/>
    </style:style>
    <style:style style:name="Tabla4.D4" style:family="table-cell">
      <style:table-cell-properties fo:padding="0.097cm" fo:border="none"/>
    </style:style>
    <style:style style:name="Tabla4.F4" style:family="table-cell">
      <style:table-cell-properties fo:padding="0.097cm" fo:border="none"/>
    </style:style>
    <style:style style:name="Tabla4.D5" style:family="table-cell">
      <style:table-cell-properties fo:padding="0.097cm" fo:border="none"/>
    </style:style>
    <style:style style:name="Tabla4.F5" style:family="table-cell">
      <style:table-cell-properties fo:padding="0.097cm" fo:border="none"/>
    </style:style>
    <style:style style:name="Tabla4.A6" style:family="table-cell">
      <style:table-cell-properties fo:background-color="#72bf44" fo:padding="0.097cm" fo:border="none">
        <style:background-image/>
      </style:table-cell-properties>
    </style:style>
    <style:style style:name="Tabla4.D6" style:family="table-cell">
      <style:table-cell-properties fo:padding="0.097cm" fo:border="none"/>
    </style:style>
    <style:style style:name="Tabla4.F6" style:family="table-cell">
      <style:table-cell-properties fo:padding="0.097cm" fo:border="none"/>
    </style:style>
    <style:style style:name="P1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1b6e5a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15%"/>
      <style:text-properties style:text-position="0% 100%" style:font-name="Liberation Mono" fo:font-size="10pt" fo:font-weight="normal" officeooo:rsid="001c9822" officeooo:paragraph-rsid="001c982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5%"/>
      <style:text-properties style:text-position="0% 100%" style:font-name="Liberation Mono" fo:font-size="10pt" fo:font-weight="normal" officeooo:rsid="001e9f04" officeooo:paragraph-rsid="002256a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/>
      <style:text-properties style:text-position="0% 100%" style:font-name="Liberation Mono" fo:font-size="10pt" fo:font-weight="normal" officeooo:rsid="002076d8" officeooo:paragraph-rsid="002076d8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0pt" fo:font-weight="normal" officeooo:rsid="002256ab" officeooo:paragraph-rsid="002256a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/>
      <style:text-properties style:text-position="0% 100%" style:font-name="Liberation Mono" fo:font-size="10pt" fo:font-weight="normal" officeooo:rsid="00260ce2" officeooo:paragraph-rsid="00260ce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3936d" fo:background-color="#72bf44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3936d" fo:background-color="#f7a19a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1cdce7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15%"/>
      <style:text-properties style:text-position="0% 100%" style:font-name="Liberation Mono" fo:font-size="10pt" fo:font-weight="normal" officeooo:rsid="001e9f04" officeooo:paragraph-rsid="001c9822" fo:background-color="#fff20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15%"/>
      <style:text-properties style:text-position="0% 100%" style:font-name="Liberation Mono" fo:font-size="10pt" fo:font-weight="normal" officeooo:rsid="001e9f04" officeooo:paragraph-rsid="002256ab" fo:background-color="#fff200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15%"/>
      <style:text-properties style:text-position="0% 100%" style:font-name="Liberation Mono" fo:font-size="10pt" fo:font-weight="normal" officeooo:rsid="001c9822" officeooo:paragraph-rsid="002256ab" fo:background-color="#fff200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/>
      <style:text-properties style:text-position="0% 100%" style:font-name="Liberation Mono" fo:font-size="10pt" fo:font-weight="normal" officeooo:rsid="002256ab" officeooo:paragraph-rsid="002256ab" fo:background-color="#fff20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/>
      <style:text-properties style:text-position="0% 100%" style:font-name="Liberation Mono" fo:font-size="10pt" fo:font-weight="normal" officeooo:rsid="00260ce2" officeooo:paragraph-rsid="00260ce2" fo:background-color="#fff20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1b6e5a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 fo:break-before="page"/>
      <style:text-properties style:text-position="0% 100%" style:font-name="Liberation Mono" fo:font-size="10pt" fo:font-weight="normal" officeooo:paragraph-rsid="001b6e5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fo:break-before="page"/>
      <style:text-properties style:text-position="0% 100%" style:font-name="Liberation Mono" fo:font-size="10pt" fo:font-weight="normal" officeooo:rsid="002256ab" officeooo:paragraph-rsid="002256ab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line-height="115%" fo:text-align="start" style:justify-single-word="false"/>
      <style:text-properties style:text-position="0% 100%" style:font-name="Liberation Mono" fo:font-size="10pt" fo:font-weight="normal" officeooo:paragraph-rsid="001b6e5a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c9822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dce7" officeooo:paragraph-rsid="001cdce7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d08a5" officeooo:paragraph-rsid="001d08a5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e9f04" officeooo:paragraph-rsid="001e9f04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076d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18eee" officeooo:paragraph-rsid="00218ee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36d" officeooo:paragraph-rsid="0023936d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b4f" officeooo:paragraph-rsid="00239b4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b35d" officeooo:paragraph-rsid="0023b35d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46530" officeooo:paragraph-rsid="00246530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51750" officeooo:paragraph-rsid="00251750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c9822" fo:background-color="#fff200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e9f04" fo:background-color="#fff200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d08a5" officeooo:paragraph-rsid="001d08a5" fo:background-color="#fff200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cae9" officeooo:paragraph-rsid="001fcae9" fo:background-color="#fff200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076d8" fo:background-color="#fff20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a1cf7" fo:background-color="#fff200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36d" officeooo:paragraph-rsid="0023936d" fo:background-color="#fff200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36d" officeooo:paragraph-rsid="00246530" fo:background-color="#fff200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46530" officeooo:paragraph-rsid="00246530" fo:background-color="#fff200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46530" officeooo:paragraph-rsid="00251750" fo:background-color="#fff200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076d8" fo:background-color="transparent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1844c" officeooo:paragraph-rsid="0021844c" fo:background-color="transparent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0pt" officeooo:rsid="00282ed4" officeooo:paragraph-rsid="00282ed4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0pt" officeooo:rsid="002a1cf7" officeooo:paragraph-rsid="002a1cf7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Mono" fo:font-size="10pt" officeooo:rsid="002ac54c" officeooo:paragraph-rsid="002ac54c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size="10pt" officeooo:rsid="00282ed4" officeooo:paragraph-rsid="00282ed4" fo:background-color="#fff200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size="10pt" officeooo:rsid="00282ed4" officeooo:paragraph-rsid="002ac54c" fo:background-color="#fff200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Liberation Mono" fo:font-size="10pt" officeooo:rsid="002ac54c" officeooo:paragraph-rsid="002ac54c" fo:background-color="transparent" style:font-size-asian="10pt" style:font-size-complex="10pt"/>
    </style:style>
    <style:style style:name="T1" style:family="text">
      <style:text-properties officeooo:rsid="000d660a"/>
    </style:style>
    <style:style style:name="T2" style:family="text">
      <style:text-properties fo:font-style="normal" fo:background-color="#fff200" loext:char-shading-value="0" style:font-style-asian="normal" style:font-style-complex="normal"/>
    </style:style>
    <style:style style:name="T3" style:family="text">
      <style:text-properties fo:font-style="normal" officeooo:rsid="000e6d0d" fo:background-color="#fff200" loext:char-shading-value="0" style:font-style-asian="normal" style:font-style-complex="normal"/>
    </style:style>
    <style:style style:name="T4" style:family="text">
      <style:text-properties officeooo:rsid="001e9f04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d660a" fo:background-color="#fff200" loext:char-shading-value="0"/>
    </style:style>
    <style:style style:name="T7" style:family="text">
      <style:text-properties officeooo:rsid="000e6d0d" fo:background-color="#fff200" loext:char-shading-value="0" style:font-name-asian="Liberation Mono" style:font-name-complex="Liberation Mono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1c9822" fo:background-color="#fff200" loext:char-shading-value="0" style:font-name-asian="Liberation Mono" style:font-name-complex="Liberation Mono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font-name-asian="Noto Sans CJK SC" style:font-name-complex="Lohit Devanagari"/>
    </style:style>
    <style:style style:name="T12" style:family="text">
      <style:text-properties officeooo:rsid="0021844c" style:font-name-asian="Noto Sans CJK SC" style:font-name-complex="Lohit Devanagari"/>
    </style:style>
    <style:style style:name="T13" style:family="text">
      <style:text-properties officeooo:rsid="00282ed4" style:font-name-asian="Noto Sans CJK SC" style:font-name-complex="Lohit Devanagari"/>
    </style:style>
    <style:style style:name="T14" style:family="text">
      <style:text-properties officeooo:rsid="0021844c"/>
    </style:style>
    <style:style style:name="T15" style:family="text">
      <style:text-properties officeooo:rsid="0021af33"/>
    </style:style>
    <style:style style:name="T16" style:family="text">
      <style:text-properties style:font-name-asian="Liberation Mono" style:font-name-complex="Liberation Mono"/>
    </style:style>
    <style:style style:name="T17" style:family="text">
      <style:text-properties officeooo:rsid="001c9822" style:font-name-asian="Liberation Mono" style:font-name-complex="Liberation Mono"/>
    </style:style>
    <style:style style:name="T18" style:family="text">
      <style:text-properties officeooo:rsid="00282ed4" style:font-name-asian="Liberation Mono" style:font-name-complex="Liberation Mono"/>
    </style:style>
    <style:style style:name="T19" style:family="text">
      <style:text-properties officeooo:rsid="00239b4f"/>
    </style:style>
    <style:style style:name="T20" style:family="text">
      <style:text-properties officeooo:rsid="00246530"/>
    </style:style>
    <style:style style:name="T21" style:family="text">
      <style:text-properties officeooo:rsid="00282ed4"/>
    </style:style>
    <style:style style:name="T22" style:family="text">
      <style:text-properties officeooo:rsid="00282ed4" fo:background-color="#c7a0cb" loext:char-shading-value="0"/>
    </style:style>
    <style:style style:name="T23" style:family="text">
      <style:text-properties officeooo:rsid="00282ed4" fo:background-color="#bce4e5" loext:char-shading-value="0"/>
    </style:style>
    <style:style style:name="T24" style:family="text">
      <style:text-properties fo:background-color="#b2b2b2" loext:char-shading-value="0"/>
    </style:style>
    <style:style style:name="T25" style:family="text">
      <style:text-properties officeooo:rsid="00282ed4" fo:background-color="#b2b2b2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arlos Alemán Díaz </text:p>
      <text:p text:style-name="P17"/>
      <text:p text:style-name="P17">#codefuncode</text:p>
      <text:p text:style-name="P17"/>
      <text:h text:style-name="P18" text:outline-level="1">A.1. Lógica: Aplicación tablas de verdad 1</text:h>
      <text:p text:style-name="P16"/>
      <text:p text:style-name="P21"/>
      <text:p text:style-name="P1"><text:span text:style-name="T5">Conjunción </text:span><text:span text:style-name="T6">^ </text:span><text:span text:style-name="T1">la proposición resultante será verdadera solamente cuando el</text:span></text:p>
      <text:p text:style-name="P1">valor de verdad de ambas proposiciones es verdadero.</text:p>
      <text:p text:style-name="P7"><text:s/>1 ^ 1 = 1 </text:p>
      <text:p text:style-name="P8"><text:s/>1 ^ 0 = 0 </text:p>
      <text:p text:style-name="P8"><text:s/>0 ^ 1 = 0 </text:p>
      <text:p text:style-name="P8"><text:s/>0 ^ 0 = 0 </text:p>
      <text:p text:style-name="P1"/>
      <text:p text:style-name="P1"/>
      <text:p text:style-name="P1"><text:span text:style-name="T5">Disyunción </text:span><text:span text:style-name="T6">v </text:span><text:span text:style-name="T1">la proposición resultante será falsa solamente cuando el valor</text:span></text:p>
      <text:p text:style-name="P1">de verdad de ambas proposiciones es falso.</text:p>
      <text:p text:style-name="P8"><text:s/>1 v 1 = 0 </text:p>
      <text:p text:style-name="P8"><text:s/>1 v 0 = 0 </text:p>
      <text:p text:style-name="P8"><text:s/>0 v 1 = 0 </text:p>
      <text:p text:style-name="P7"><text:s/>0 v 0 = 1 </text:p>
      <text:p text:style-name="P1"/>
      <text:p text:style-name="P1"/>
      <text:p text:style-name="P1"><text:span text:style-name="T2">* Disyunción exclusiva (a </text:span><text:span text:style-name="T3">v</text:span><text:span text:style-name="T2"> b) </text:span><text:span text:style-name="T3">^</text:span><text:span text:style-name="T2"> ¬(a </text:span><text:span text:style-name="T3">^</text:span><text:span text:style-name="T2"> b) </text:span>la proposición resultante será verdadera cuando solamente una de ellas sea verdadera.</text:p>
      <text:p text:style-name="P7"><text:s/>1 ^ 1 = 1 </text:p>
      <text:p text:style-name="P7"><text:s/>1 ^ 0 = 1 </text:p>
      <text:p text:style-name="P7"><text:s/>0 ^ 1 = 1 </text:p>
      <text:p text:style-name="P8"><text:s/>0 ^ 0 = 0 </text:p>
      <text:p text:style-name="P1"/>
      <text:p text:style-name="P1"/>
      <text:p text:style-name="P1"><text:span text:style-name="T5">Condicional </text:span><text:span text:style-name="T7">→ </text:span><text:span text:style-name="T5"><text:s/></text:span><text:span text:style-name="T10"><text:s/></text:span>la proposición resultante será falsa solamente cuando el valor de verdad del antecedente sea verdadero y el valor de verdad del consecuente sea falso.</text:p>
      <text:p text:style-name="P8"><text:s/>1 <text:span text:style-name="T16">→</text:span> 1 = 0 </text:p>
      <text:p text:style-name="P7"><text:s/>1 <text:span text:style-name="T16">→</text:span> 0 = 1 </text:p>
      <text:p text:style-name="P8"><text:s/>0 <text:span text:style-name="T16">→</text:span> 1 = 0 </text:p>
      <text:p text:style-name="P8"><text:s/>0 <text:span text:style-name="T16">→</text:span> 0 = 0 </text:p>
      <text:p text:style-name="P15"/>
      <text:p text:style-name="P15"/>
      <text:p text:style-name="P9"><text:span text:style-name="T5">Bicondicional </text:span><text:span text:style-name="T7">↔ </text:span><text:span text:style-name="T5"><text:s/></text:span>La proposición a↔b será verdadera cuando los valores de verdad de ambas proposiciones sean iguales. También se puede observar que la</text:p>
      <text:p text:style-name="P9">proposición a↔b será falsa cuando los valores de verdad de ambas</text:p>
      <text:p text:style-name="P9">proposiciones sean diferentes.</text:p>
      <text:p text:style-name="P7"><text:s/>1 <text:span text:style-name="T16">↔</text:span> 1 = 1 </text:p>
      <text:p text:style-name="P8"><text:s/>1 <text:span text:style-name="T16">↔</text:span> 0 = 0 </text:p>
      <text:p text:style-name="P8"><text:s/>0 <text:span text:style-name="T16">↔</text:span> 1 = 0 </text:p>
      <text:p text:style-name="P7"><text:s/>0 <text:span text:style-name="T16">↔</text:span> 0 = 1 </text:p>
      <text:p text:style-name="P9"/>
      <text:p text:style-name="P1"/>
      <text:p text:style-name="P10"/>
      <text:p text:style-name="P1"/>
      <text:p text:style-name="P1"/>
      <text:p text:style-name="P19"/>
      <text:p text:style-name="P1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>?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><text:span text:style-name="T16">═</text:span></text:p>
          </table:table-cell>
        </table:table-row>
        <table:table-row>
          <table:table-cell table:style-name="Tabla1.A2" office:value-type="string">
            <text:p text:style-name="P22">(~p ^ q)</text:p>
          </table:table-cell>
          <table:table-cell table:style-name="Tabla1.A2" office:value-type="string">
            <text:p text:style-name="P34"><text:span text:style-name="T16"><text:s/>→ </text:span></text:p>
          </table:table-cell>
          <table:table-cell table:style-name="Tabla1.A2" office:value-type="string">
            <text:p text:style-name="P22">(~s v r)</text:p>
          </table:table-cell>
          <table:table-cell table:style-name="Tabla1.A2" office:value-type="string">
            <text:p text:style-name="P23">0</text:p>
          </table:table-cell>
        </table:table-row>
        <table:table-row>
          <table:table-cell table:style-name="Tabla1.A3" office:value-type="string">
            <text:p text:style-name="P36"><text:span text:style-name="T4"><text:s/>(~0</text:span> ^ 1<text:span text:style-name="T4">) </text:span></text:p>
          </table:table-cell>
          <table:table-cell table:style-name="Tabla1.A3" office:value-type="string">
            <text:p text:style-name="P34"/>
          </table:table-cell>
          <table:table-cell table:style-name="Tabla1.A3" office:value-type="string">
            <text:p text:style-name="P36"><text:span text:style-name="T4"><text:s/>(~1</text:span> v 0<text:span text:style-name="T4">) </text:span></text:p>
          </table:table-cell>
          <table:table-cell table:style-name="Tabla1.A3" office:value-type="string">
            <text:p text:style-name="P24"/>
          </table:table-cell>
        </table:table-row>
        <table:table-row>
          <table:table-cell table:style-name="Tabla1.A3" office:value-type="string">
            <text:p text:style-name="P37">1 ^ 1</text:p>
          </table:table-cell>
          <table:table-cell table:style-name="Tabla1.A3" office:value-type="string">
            <text:p text:style-name="P34"/>
          </table:table-cell>
          <table:table-cell table:style-name="Tabla1.A3" office:value-type="string">
            <text:p text:style-name="P37">0 v 0</text:p>
          </table:table-cell>
          <table:table-cell table:style-name="Tabla1.A3" office:value-type="string">
            <text:p text:style-name="P24"/>
          </table:table-cell>
        </table:table-row>
        <table:table-row>
          <table:table-cell table:style-name="Tabla1.A3" office:value-type="string">
            <text:p text:style-name="P25">1</text:p>
          </table:table-cell>
          <table:table-cell table:style-name="Tabla1.A3" office:value-type="string">
            <text:p text:style-name="P35"><text:span text:style-name="T16"><text:s/>→ </text:span></text:p>
          </table:table-cell>
          <table:table-cell table:style-name="Tabla1.A3" office:value-type="string">
            <text:p text:style-name="P25">0</text:p>
          </table:table-cell>
          <table:table-cell table:style-name="Tabla1.A3" office:value-type="string">
            <text:p text:style-name="P26">0</text:p>
          </table:table-cell>
        </table:table-row>
        <table:table-row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</table:table>
      <text:p text:style-name="P2"/>
      <text:p text:style-name="P12">1 = Verdad</text:p>
      <text:p text:style-name="P12">0 = Falso </text:p>
      <text:p text:style-name="P12"/>
      <text:p text:style-name="P11">p = 0</text:p>
      <text:p text:style-name="P11">q = 1</text:p>
      <text:p text:style-name="P11">s = 1</text:p>
      <text:p text:style-name="P3"><text:span text:style-name="T8">r = 0</text:span></text:p>
      <text:p text:style-name="P2"/>
      <text:p text:style-name="P2"/>
      <text:p text:style-name="P4">Ejercicios </text:p>
      <text:p text:style-name="P13">a) <text:span text:style-name="T21">~[(p </text:span><text:span text:style-name="T18">→</text:span><text:span text:style-name="T13"> q)] </text:span><text:span text:style-name="T18">→</text:span><text:span text:style-name="T13"> r = ? </text:span></text:p>
      <text:p text:style-name="P13"><text:span text:style-name="T13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44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7"><text:span text:style-name="T16">═</text:span></text:p>
          </table:table-cell>
        </table:table-row>
        <table:table-row>
          <table:table-cell table:style-name="Tabla2.A2" office:value-type="string">
            <text:p text:style-name="P44">~[(p <text:span text:style-name="T5"><text:s/></text:span><text:span text:style-name="T9">→ </text:span><text:span text:style-name="T17"><text:s/></text:span><text:span text:style-name="T16">q</text:span>)] </text:p>
          </table:table-cell>
          <table:table-cell table:style-name="Tabla2.B2" office:value-type="string">
            <text:p text:style-name="P38"><text:span text:style-name="T17"><text:s/>→ </text:span></text:p>
          </table:table-cell>
          <table:table-cell table:style-name="Tabla2.C2" office:value-type="string">
            <text:p text:style-name="P44"><text:span text:style-name="T16">r</text:span></text:p>
          </table:table-cell>
          <table:table-cell table:style-name="Tabla2.D2" office:value-type="string">
            <text:p text:style-name="P44"/>
          </table:table-cell>
        </table:table-row>
        <table:table-row>
          <table:table-cell table:style-name="Tabla2.A3" office:value-type="string">
            <text:p text:style-name="P44"><text:span text:style-name="T15">~[</text:span>0 <text:span text:style-name="T16">→</text:span><text:span text:style-name="T11"> 1</text:span><text:span text:style-name="T12">]</text:span></text:p>
          </table:table-cell>
          <table:table-cell table:style-name="Tabla2.B3" office:value-type="string">
            <text:p text:style-name="P24"/>
          </table:table-cell>
          <table:table-cell table:style-name="Tabla2.C3" office:value-type="string">
            <text:p text:style-name="P27"/>
          </table:table-cell>
          <table:table-cell table:style-name="Tabla2.D3" office:value-type="string">
            <text:p text:style-name="P24"/>
          </table:table-cell>
        </table:table-row>
        <table:table-row>
          <table:table-cell table:style-name="Tabla2.A5" office:value-type="string">
            <text:p text:style-name="P44"><text:span text:style-name="T14">~ [(1)]</text:span></text:p>
          </table:table-cell>
          <table:table-cell table:style-name="Tabla2.B5" office:value-type="string">
            <text:p text:style-name="P24"/>
          </table:table-cell>
          <table:table-cell table:style-name="Tabla2.C5" office:value-type="string">
            <text:p text:style-name="P27"/>
          </table:table-cell>
          <table:table-cell table:style-name="Tabla2.D5" office:value-type="string">
            <text:p text:style-name="P27"/>
          </table:table-cell>
        </table:table-row>
        <table:table-row>
          <table:table-cell table:style-name="Tabla2.A5" office:value-type="string">
            <text:p text:style-name="P45">0</text:p>
          </table:table-cell>
          <table:table-cell table:style-name="Tabla2.B5" office:value-type="string">
            <text:p text:style-name="P39"><text:span text:style-name="T17"><text:s/>→ </text:span></text:p>
          </table:table-cell>
          <table:table-cell table:style-name="Tabla2.C5" office:value-type="string">
            <text:p text:style-name="P28">0</text:p>
          </table:table-cell>
          <table:table-cell table:style-name="Tabla2.D5" office:value-type="string">
            <text:p text:style-name="P28">1</text:p>
          </table:table-cell>
        </table:table-row>
        <table:table-row>
          <table:table-cell table:style-name="Tabla2.A1" office:value-type="string">
            <text:p text:style-name="P44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</table:table>
      <text:p text:style-name="P5"/>
      <text:p text:style-name="P5"/>
      <text:p text:style-name="P5"/>
      <text:p text:style-name="P13">b) <text:span text:style-name="T21">~(~p v q ) ^ </text:span><text:span text:style-name="T22"><text:s/>[(~r v r )] ^ s </text:span><text:span text:style-name="T21"><text:s/>= ?</text:span></text:p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A" table:number-columns-repeated="2"/>
        <table:table-row>
          <table:table-cell table:style-name="Tabla3.A1" office:value-type="string">
            <text:p text:style-name="P44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7"><text:span text:style-name="T16">═</text:span></text:p>
          </table:table-cell>
        </table:table-row>
        <table:table-row>
          <table:table-cell table:style-name="Tabla3.A2" office:value-type="string">
            <text:p text:style-name="P29">~(~p v q)</text:p>
          </table:table-cell>
          <table:table-cell table:style-name="Tabla3.A1" office:value-type="string">
            <text:p text:style-name="P40"><text:s/>^ </text:p>
          </table:table-cell>
          <table:table-cell table:style-name="Tabla3.C2" office:value-type="string">
            <text:p text:style-name="P29">[(~<text:span text:style-name="T20">r</text:span> v r)] </text:p>
          </table:table-cell>
          <table:table-cell table:style-name="Tabla3.A1" office:value-type="string">
            <text:p text:style-name="P42"><text:s/>^ </text:p>
          </table:table-cell>
          <table:table-cell table:style-name="Tabla3.C2" office:value-type="string">
            <text:p text:style-name="P32">s</text:p>
          </table:table-cell>
          <table:table-cell table:style-name="Tabla3.F2" office:value-type="string">
            <text:p text:style-name="P24"/>
          </table:table-cell>
        </table:table-row>
        <table:table-row>
          <table:table-cell table:style-name="Tabla3.A2" office:value-type="string">
            <text:p text:style-name="P29"><text:span text:style-name="T19">~(</text:span>~0 v 1<text:span text:style-name="T19">)</text:span></text:p>
          </table:table-cell>
          <table:table-cell table:style-name="Tabla3.A1" office:value-type="string">
            <text:p text:style-name="P24"/>
          </table:table-cell>
          <table:table-cell table:style-name="Tabla3.C2" office:value-type="string">
            <text:p text:style-name="P30"><text:span text:style-name="T20">[</text:span>(~<text:span text:style-name="T20">0</text:span> v r)<text:span text:style-name="T20">] </text:span></text:p>
          </table:table-cell>
          <table:table-cell table:style-name="Tabla3.D3" office:value-type="string">
            <text:p text:style-name="P30"/>
          </table:table-cell>
          <table:table-cell table:style-name="Tabla3.C2" office:value-type="string">
            <text:p text:style-name="P32">1</text:p>
          </table:table-cell>
          <table:table-cell table:style-name="Tabla3.F3" office:value-type="string">
            <text:p text:style-name="P24"/>
          </table:table-cell>
        </table:table-row>
        <table:table-row>
          <table:table-cell table:style-name="Tabla3.A2" office:value-type="string">
            <text:p text:style-name="P30">~(1 v 1) </text:p>
          </table:table-cell>
          <table:table-cell table:style-name="Tabla3.A1" office:value-type="string">
            <text:p text:style-name="P24"/>
          </table:table-cell>
          <table:table-cell table:style-name="Tabla3.C2" office:value-type="string">
            <text:p text:style-name="P31"><text:span text:style-name="T20">[</text:span>(<text:span text:style-name="T20">1</text:span> v 1)<text:span text:style-name="T20">]</text:span></text:p>
          </table:table-cell>
          <table:table-cell table:style-name="Tabla3.D3" office:value-type="string">
            <text:p text:style-name="P31"/>
          </table:table-cell>
          <table:table-cell table:style-name="Tabla3.C2" office:value-type="string">
            <text:p text:style-name="P31"/>
          </table:table-cell>
          <table:table-cell table:style-name="Tabla3.F4" office:value-type="string">
            <text:p text:style-name="P24"/>
          </table:table-cell>
        </table:table-row>
        <table:table-row>
          <table:table-cell table:style-name="Tabla3.A2" office:value-type="string">
            <text:p text:style-name="P30">~( 0 )</text:p>
          </table:table-cell>
          <table:table-cell table:style-name="Tabla3.A1" office:value-type="string">
            <text:p text:style-name="P24"/>
          </table:table-cell>
          <table:table-cell table:style-name="Tabla3.C2" office:value-type="string">
            <text:p text:style-name="P31">0</text:p>
          </table:table-cell>
          <table:table-cell table:style-name="Tabla3.A1" office:value-type="string">
            <text:p text:style-name="P43"><text:s/>^ </text:p>
          </table:table-cell>
          <table:table-cell table:style-name="Tabla3.C2" office:value-type="string">
            <text:p text:style-name="P32">1</text:p>
          </table:table-cell>
          <table:table-cell table:style-name="Tabla3.F5" office:value-type="string">
            <text:p text:style-name="P24"/>
          </table:table-cell>
        </table:table-row>
        <table:table-row>
          <table:table-cell table:style-name="Tabla3.A6" office:value-type="string">
            <text:p text:style-name="P32">1</text:p>
          </table:table-cell>
          <table:table-cell table:style-name="Tabla3.A1" office:value-type="string">
            <text:p text:style-name="P41"><text:s/>^ </text:p>
          </table:table-cell>
          <table:table-cell table:style-name="Tabla3.C2" table:number-columns-spanned="3" office:value-type="string">
            <text:p text:style-name="P33">0</text:p>
          </table:table-cell>
          <table:covered-table-cell/>
          <table:covered-table-cell/>
          <table:table-cell table:style-name="Tabla3.A6" office:value-type="string">
            <text:p text:style-name="P33">0</text:p>
          </table:table-cell>
        </table:table-row>
      </table:table>
      <text:p text:style-name="P5"/>
      <text:p text:style-name="P5"/>
      <text:p text:style-name="P20"/>
      <text:p text:style-name="P5"/>
      <text:p text:style-name="P14">c)<text:span text:style-name="T24"> </text:span><text:span text:style-name="T25">(p v ~q) </text:span><text:span text:style-name="T21"><text:s/>^ </text:span><text:span text:style-name="T23"><text:s/>~q </text:span><text:span text:style-name="T21"><text:s/>= ?</text:span></text:p>
      <text:p text:style-name="P14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A"/>
        <table:table-column table:style-name="Tabla4.F"/>
        <table:table-row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6">^</text:p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6"><text:span text:style-name="T16">═</text:span></text:p>
          </table:table-cell>
        </table:table-row>
        <table:table-row>
          <table:table-cell table:style-name="Tabla4.A2" office:value-type="string">
            <text:p text:style-name="P46">(p v ~q)</text:p>
          </table:table-cell>
          <table:table-cell table:style-name="Tabla4.A2" office:value-type="string">
            <text:p text:style-name="P50"><text:s/>^ </text:p>
          </table:table-cell>
          <table:table-cell table:style-name="Tabla4.A2" office:value-type="string">
            <text:p text:style-name="P46">p</text:p>
          </table:table-cell>
          <table:table-cell table:style-name="Tabla4.D4" office:value-type="string">
            <text:p text:style-name="P47"/>
          </table:table-cell>
          <table:table-cell table:style-name="Tabla4.E2" office:value-type="string">
            <text:p text:style-name="P46">~q</text:p>
          </table:table-cell>
          <table:table-cell table:style-name="Tabla4.F2" office:value-type="string">
            <text:p text:style-name="P47"/>
          </table:table-cell>
        </table:table-row>
        <table:table-row>
          <table:table-cell table:style-name="Tabla4.A2" office:value-type="string">
            <text:p text:style-name="P48">(0 v ~1)</text:p>
          </table:table-cell>
          <table:table-cell table:style-name="Tabla4.A2" office:value-type="string">
            <text:p text:style-name="P47"/>
          </table:table-cell>
          <table:table-cell table:style-name="Tabla4.A2" office:value-type="string">
            <text:p text:style-name="P49">0</text:p>
          </table:table-cell>
          <table:table-cell table:style-name="Tabla4.D4" office:value-type="string">
            <text:p text:style-name="P47"/>
          </table:table-cell>
          <table:table-cell table:style-name="Tabla4.E2" office:value-type="string">
            <text:p text:style-name="P49">~1</text:p>
          </table:table-cell>
          <table:table-cell table:style-name="Tabla4.F3" office:value-type="string">
            <text:p text:style-name="P47"/>
          </table:table-cell>
        </table:table-row>
        <table:table-row>
          <table:table-cell table:style-name="Tabla4.A2" office:value-type="string">
            <text:p text:style-name="P49">(0 v 0)</text:p>
          </table:table-cell>
          <table:table-cell table:style-name="Tabla4.A2" office:value-type="string">
            <text:p text:style-name="P47"/>
          </table:table-cell>
          <table:table-cell table:style-name="Tabla4.A2" office:value-type="string">
            <text:p text:style-name="P49">0</text:p>
          </table:table-cell>
          <table:table-cell table:style-name="Tabla4.D4" office:value-type="string">
            <text:p text:style-name="P47"/>
          </table:table-cell>
          <table:table-cell table:style-name="Tabla4.E2" office:value-type="string">
            <text:p text:style-name="P49"/>
          </table:table-cell>
          <table:table-cell table:style-name="Tabla4.F4" office:value-type="string">
            <text:p text:style-name="P47"/>
          </table:table-cell>
        </table:table-row>
        <table:table-row>
          <table:table-cell table:style-name="Tabla4.A2" office:value-type="string">
            <text:p text:style-name="P49">1</text:p>
          </table:table-cell>
          <table:table-cell table:style-name="Tabla4.A2" office:value-type="string">
            <text:p text:style-name="P51"><text:s/>^ </text:p>
          </table:table-cell>
          <table:table-cell table:style-name="Tabla4.A2" office:value-type="string">
            <text:p text:style-name="P49">0</text:p>
          </table:table-cell>
          <table:table-cell table:style-name="Tabla4.D5" office:value-type="string">
            <text:p text:style-name="P51"/>
          </table:table-cell>
          <table:table-cell table:style-name="Tabla4.E2" office:value-type="string">
            <text:p text:style-name="P49"/>
          </table:table-cell>
          <table:table-cell table:style-name="Tabla4.F5" office:value-type="string">
            <text:p text:style-name="P47"/>
          </table:table-cell>
        </table:table-row>
        <table:table-row>
          <table:table-cell table:style-name="Tabla4.A6" office:value-type="string">
            <text:p text:style-name="P52"/>
          </table:table-cell>
          <table:table-cell table:style-name="Tabla4.A6" office:value-type="string">
            <text:p text:style-name="P52">0</text:p>
          </table:table-cell>
          <table:table-cell table:style-name="Tabla4.A6" office:value-type="string">
            <text:p text:style-name="P52"/>
          </table:table-cell>
          <table:table-cell table:style-name="Tabla4.D6" office:value-type="string">
            <text:p text:style-name="P51"><text:s/>^ </text:p>
          </table:table-cell>
          <table:table-cell table:style-name="Tabla4.E2" office:value-type="string">
            <text:p text:style-name="P49">0</text:p>
          </table:table-cell>
          <table:table-cell table:style-name="Tabla4.F6" office:value-type="string">
            <text:p text:style-name="P49">0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03:35:30.742726662</meta:creation-date>
    <meta:generator>LibreOffice/6.0.7.3$Linux_X86_64 LibreOffice_project/00m0$Build-3</meta:generator>
    <dc:date>2020-05-04T19:16:18.083060015</dc:date>
    <meta:editing-duration>PT1H52M52S</meta:editing-duration>
    <meta:editing-cycles>22</meta:editing-cycles>
    <meta:document-statistic meta:table-count="4" meta:image-count="0" meta:object-count="0" meta:page-count="3" meta:paragraph-count="103" meta:word-count="379" meta:character-count="1431" meta:non-whitespace-character-count="1071"/>
  </office:meta>
</office:document-meta>
</file>